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30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solid" draw:fill-color="#7f7f7f" draw:opacity="100%" draw:textarea-horizontal-align="left" draw:auto-grow-height="true" draw:auto-grow-width="false" fo:min-height="0.711cm" fo:min-width="0cm"/>
      <style:paragraph-properties style:writing-mode="lr-tb"/>
    </style:style>
    <style:style style:name="gr3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loext:graphic-properties draw:fill="none"/>
      <style:paragraph-properties fo:text-align="center"/>
      <style:text-properties style:font-name="Liberation Serif"/>
    </style:style>
    <style:style style:name="P1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3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4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5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8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20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style:text-properties fo:color="#ffffff" fo:font-size="8pt" fo:text-shadow="1pt 1pt" style:font-size-asian="8pt" style:font-size-complex="8pt"/>
    </style:style>
    <style:style style:name="P24" style:family="paragraph">
      <loext:graphic-properties draw:fill="solid" draw:fill-color="#7f7f7f" draw:opacity="100%"/>
      <style:text-properties fo:color="#ffffff" fo:font-size="8pt" fo:text-shadow="1pt 1pt" style:font-size-asian="8pt" style:font-size-complex="8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font-size-asian="8pt" style:font-size-complex="8pt"/>
    </style:style>
    <style:style style:name="T9" style:family="text">
      <style:text-properties fo:font-size="6pt"/>
    </style:style>
    <style:style style:name="T10" style:family="text">
      <style:text-properties fo:color="#ffffff" fo:font-size="8pt" fo:text-shadow="1pt 1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8" draw:layer="layout" svg:width="6.128cm" svg:height="5.846cm" svg:x="4.757cm" svg:y="2.266cm">
          <text:p text:style-name="P7"><text:span text:style-name="T5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5.865cm" svg:y1="6.085cm" svg:x2="5.865cm" svg:y2="3.262cm">
          <text:p/>
        </draw:line>
        <draw:custom-shape draw:style-name="gr6" draw:text-style-name="P10" draw:layer="layout" svg:width="0.828cm" svg:height="3.699cm" svg:x="11.356cm" svg:y="2.259cm">
          <text:p text:style-name="P7"><text:span text:style-name="T5">External</text:span></text:p>
          <text:p text:style-name="P7"><text:span text:style-name="T5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6.123cm" svg:height="0.976cm" svg:x="4.762cm" svg:y="2.268cm">
          <text:p text:style-name="P11"><text:span text:style-name="T6">ARM</text:span></text:p>
          <text:p text:style-name="P11"><text:span text:style-name="T6">Cortex-A9</text:span></text:p>
          <text:p text:style-name="P11"><text:span text:style-name="T5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69cm" svg:height="0.81cm" svg:x="9.816cm" svg:y="2.427cm">
          <text:p text:style-name="P7"><text:span text:style-name="T5">DDR</text:span></text:p>
          <text:p text:style-name="P7"><text:span text:style-name="T5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0.766cm" svg:height="0.432cm" svg:x="10.737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8.701cm" svg:y1="7.106cm" svg:x2="8.701cm" svg:y2="6.28cm">
          <text:p/>
        </draw:line>
        <draw:line draw:style-name="gr11" draw:text-style-name="P9" draw:layer="layout" svg:x1="9.028cm" svg:y1="6.175cm" svg:x2="5.945cm" svg:y2="6.191cm">
          <text:p/>
        </draw:line>
        <draw:custom-shape draw:style-name="gr12" draw:text-style-name="P15" draw:layer="layout" svg:width="1.125cm" svg:height="0.521cm" svg:x="7.349cm" svg:y="6.575cm">
          <text:p text:style-name="P14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.126cm" svg:height="0.521cm" svg:x="7.341cm" svg:y="7.096cm">
          <text:p text:style-name="P14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9" draw:layer="layout" svg:x1="9.103cm" svg:y1="7.107cm" svg:x2="9.103cm" svg:y2="6.281cm">
          <text:p/>
        </draw:line>
        <draw:custom-shape draw:style-name="gr13" draw:text-style-name="P10" draw:layer="layout" svg:width="0.882cm" svg:height="1.05cm" svg:x="8.474cm" svg:y="6.569cm">
          <text:p text:style-name="P7"><text:span text:style-name="T7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0.757cm" svg:height="0.714cm" svg:x="8.137cm" svg:y="6.183cm">
          <draw:text-box>
            <text:p><text:span text:style-name="T5">Rx</text:span></text:p>
          </draw:text-box>
        </draw:frame>
        <draw:frame draw:style-name="gr15" draw:text-style-name="P16" draw:layer="layout" svg:width="0.218cm" svg:height="0.824cm" svg:x="9.194cm" svg:y="6.162cm">
          <draw:text-box>
            <text:p><text:span text:style-name="T5">Tx</text:span></text:p>
          </draw:text-box>
        </draw:frame>
        <draw:frame draw:style-name="gr16" draw:text-style-name="P17" draw:layer="layout" svg:width="1.481cm" svg:height="1.093cm" svg:x="6.177cm" svg:y="5.777cm">
          <draw:text-box>
            <text:p><text:span text:style-name="T5">Interrupts</text:span></text:p>
          </draw:text-box>
        </draw:frame>
        <draw:line draw:style-name="gr10" draw:text-style-name="P9" draw:layer="layout" svg:x1="6.283cm" svg:y1="7.106cm" svg:x2="6.283cm" svg:y2="6.28cm">
          <text:p/>
        </draw:line>
        <draw:custom-shape draw:style-name="gr17" draw:text-style-name="P19" draw:layer="layout" svg:width="1.258cm" svg:height="1.05cm" svg:x="6.087cm" svg:y="6.569cm">
          <text:p text:style-name="P18"><text:span text:style-name="T8">Tensor</text:span></text:p>
          <text:p text:style-name="P18"><text:span text:style-name="T8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.544cm" svg:height="1.037cm" svg:x="9.37cm" svg:y="6.334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19" draw:text-style-name="P13" draw:layer="layout" svg:width="0.36cm" svg:height="1.098cm" draw:transform="rotate (-1.5707963267949) translate (10.465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5.952cm" svg:y1="6.195cm" svg:x2="5.866cm" svg:y2="6.085cm">
          <text:p/>
        </draw:line>
        <draw:line draw:style-name="gr11" draw:text-style-name="P9" draw:layer="layout" svg:x1="9.026cm" svg:y1="3.765cm" svg:x2="5.945cm" svg:y2="3.779cm">
          <text:p/>
        </draw:line>
        <draw:custom-shape draw:style-name="gr12" draw:text-style-name="P15" draw:layer="layout" svg:width="1.125cm" svg:height="0.521cm" svg:x="7.349cm" svg:y="4.161cm">
          <text:p text:style-name="P14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.126cm" svg:height="0.521cm" svg:x="7.341cm" svg:y="4.683cm">
          <text:p text:style-name="P14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7" draw:layer="layout" svg:width="1.598cm" svg:height="0.558cm" svg:x="6.187cm" svg:y="3.363cm">
          <draw:text-box>
            <text:p><text:span text:style-name="T5">Interrupts</text:span></text:p>
          </draw:text-box>
        </draw:frame>
        <draw:line draw:style-name="gr10" draw:text-style-name="P9" draw:layer="layout" svg:x1="6.283cm" svg:y1="4.698cm" svg:x2="6.283cm" svg:y2="3.872cm">
          <text:p/>
        </draw:line>
        <draw:line draw:style-name="gr10" draw:text-style-name="P9" draw:layer="layout" svg:x1="6.282cm" svg:y1="3.882cm" svg:x2="6.196cm" svg:y2="3.772cm">
          <text:p/>
        </draw:line>
        <draw:custom-shape draw:style-name="gr21" draw:text-style-name="P19" draw:layer="layout" svg:width="1.258cm" svg:height="1.047cm" svg:x="6.087cm" svg:y="4.157cm">
          <text:p text:style-name="P18"><text:span text:style-name="T8">Tensor</text:span></text:p>
          <text:p text:style-name="P18"><text:span text:style-name="T8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61cm" svg:height="0.879cm" draw:transform="rotate (1.5707963267949) translate (5.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7" draw:layer="layout" svg:width="1.05cm" svg:height="0.942cm" svg:x="5.198cm" svg:y="3.933cm">
          <draw:text-box>
            <text:p><text:span text:style-name="T5">AXI</text:span></text:p>
            <text:p><text:span text:style-name="T5">Lite</text:span></text:p>
          </draw:text-box>
        </draw:frame>
        <draw:frame draw:style-name="gr24" draw:text-style-name="P17" draw:layer="layout" svg:width="1.544cm" svg:height="0.782cm" svg:x="9.384cm" svg:y="3.957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25" draw:text-style-name="P13" draw:layer="layout" svg:width="0.362cm" svg:height="1.098cm" draw:transform="rotate (-1.5707963267949) translate (10.465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5.952cm" svg:y1="3.783cm" svg:x2="5.866cm" svg:y2="3.673cm">
          <text:p/>
        </draw:line>
        <draw:custom-shape draw:style-name="gr26" draw:text-style-name="P20" draw:layer="layout" svg:width="0.318cm" svg:height="3.82cm" svg:x="10.477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1" draw:layer="layout" svg:width="3.73cm" svg:height="0.554cm" draw:transform="rotate (1.5707963267949) translate (10.364cm 7.932cm)">
          <draw:text-box>
            <text:p text:style-name="P1"><text:span text:style-name="T9">AXI Memory Interconnect</text:span></text:p>
          </draw:text-box>
        </draw:frame>
        <draw:custom-shape draw:style-name="gr26" draw:text-style-name="P20" draw:layer="layout" svg:width="0.318cm" svg:height="3.82cm" svg:x="4.86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1" draw:layer="layout" svg:width="3.73cm" svg:height="0.554cm" draw:transform="rotate (1.5707963267949) translate (4.737cm 7.932cm)">
          <draw:text-box>
            <text:p text:style-name="P1"><text:span text:style-name="T9">AXI Peripheral Interconnect</text:span></text:p>
          </draw:text-box>
        </draw:frame>
        <draw:line draw:style-name="gr10" draw:text-style-name="P9" draw:layer="layout" svg:x1="8.701cm" svg:y1="6.29cm" svg:x2="8.615cm" svg:y2="6.18cm">
          <text:p/>
        </draw:line>
        <draw:line draw:style-name="gr10" draw:text-style-name="P9" draw:layer="layout" svg:x1="9.101cm" svg:y1="6.291cm" svg:x2="9.015cm" svg:y2="6.181cm">
          <text:p/>
        </draw:line>
        <draw:line draw:style-name="gr10" draw:text-style-name="P9" draw:layer="layout" svg:x1="6.282cm" svg:y1="6.29cm" svg:x2="6.196cm" svg:y2="6.18cm">
          <text:p/>
        </draw:line>
        <draw:line draw:style-name="gr10" draw:text-style-name="P9" draw:layer="layout" svg:x1="8.7cm" svg:y1="4.686cm" svg:x2="8.7cm" svg:y2="3.86cm">
          <text:p/>
        </draw:line>
        <draw:line draw:style-name="gr10" draw:text-style-name="P9" draw:layer="layout" svg:x1="9.102cm" svg:y1="4.687cm" svg:x2="9.102cm" svg:y2="3.861cm">
          <text:p/>
        </draw:line>
        <draw:custom-shape draw:style-name="gr13" draw:text-style-name="P10" draw:layer="layout" svg:width="0.882cm" svg:height="1.05cm" svg:x="8.473cm" svg:y="4.148cm">
          <text:p text:style-name="P7"><text:span text:style-name="T7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6" draw:layer="layout" svg:width="0.889cm" svg:height="0.823cm" svg:x="8.148cm" svg:y="3.764cm">
          <draw:text-box>
            <text:p><text:span text:style-name="T5">Rx</text:span></text:p>
          </draw:text-box>
        </draw:frame>
        <draw:frame draw:style-name="gr28" draw:text-style-name="P16" draw:layer="layout" svg:width="0.218cm" svg:height="0.823cm" svg:x="9.204cm" svg:y="3.731cm">
          <draw:text-box>
            <text:p><text:span text:style-name="T5">Tx</text:span></text:p>
          </draw:text-box>
        </draw:frame>
        <draw:line draw:style-name="gr10" draw:text-style-name="P9" draw:layer="layout" svg:x1="8.7cm" svg:y1="3.87cm" svg:x2="8.614cm" svg:y2="3.76cm">
          <text:p/>
        </draw:line>
        <draw:line draw:style-name="gr10" draw:text-style-name="P9" draw:layer="layout" svg:x1="9.1cm" svg:y1="3.871cm" svg:x2="9.014cm" svg:y2="3.761cm">
          <text:p/>
        </draw:line>
        <draw:custom-shape draw:style-name="gr29" draw:text-style-name="P13" draw:layer="layout" svg:width="0.362cm" svg:height="0.879cm" draw:transform="rotate (1.5707963267949) translate (5.201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17" draw:layer="layout" svg:width="0.923cm" svg:height="1.007cm" svg:x="5.199cm" svg:y="6.375cm">
          <draw:text-box>
            <text:p><text:span text:style-name="T5">AXI</text:span></text:p>
            <text:p><text:span text:style-name="T5">Lite</text:span></text:p>
          </draw:text-box>
        </draw:frame>
        <draw:custom-shape draw:style-name="gr31" draw:text-style-name="P13" draw:layer="layout" svg:width="0.362cm" svg:height="0.896cm" svg:x="4.849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3" draw:layer="layout" svg:width="0.362cm" svg:height="0.914cm" svg:x="10.465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2" draw:layer="layout" svg:width="0.111cm" svg:height="0.111cm" svg:x="6.627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09cm" svg:x="6.626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12cm" svg:x="6.6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1cm" svg:x="8.871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09cm" svg:x="8.871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08cm" svg:height="0.11cm" svg:x="8.871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4" draw:layer="layout" svg:width="3.313cm" svg:height="0.961cm" svg:x="6.075cm" svg:y="5.401cm">
          <draw:text-box>
            <text:p text:style-name="P23"><text:span text:style-name="T10">Horizontal and vertical</text:span></text:p>
            <text:p text:style-name="P23"><text:span text:style-name="T10">accelerator scalability</text:span></text:p>
          </draw:text-box>
        </draw:frame>
        <draw:custom-shape draw:style-name="gr35" draw:text-style-name="P2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3:14.401211669</dc:date>
    <meta:editing-duration>PT3H42M56S</meta:editing-duration>
    <meta:editing-cycles>46</meta:editing-cycles>
    <meta:generator>LibreOffice/6.4.7.2$Linux_X86_64 LibreOffice_project/40$Build-2</meta:generator>
    <meta:document-statistic meta:object-count="61"/>
  </office:meta>
</office:document-meta>
</file>